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24e6" officeooo:paragraph-rsid="000624e6"/>
    </style:style>
    <style:style style:name="P2" style:family="paragraph" style:parent-style-name="Standard">
      <style:text-properties officeooo:rsid="000624e6" officeooo:paragraph-rsid="000af01b"/>
    </style:style>
    <style:style style:name="P3" style:family="paragraph" style:parent-style-name="Standard">
      <style:text-properties officeooo:rsid="00092507" officeooo:paragraph-rsid="00092507"/>
    </style:style>
    <style:style style:name="P4" style:family="paragraph" style:parent-style-name="Standard">
      <style:text-properties officeooo:rsid="00078831" officeooo:paragraph-rsid="00078831"/>
    </style:style>
    <style:style style:name="P5" style:family="paragraph" style:parent-style-name="Standard">
      <style:text-properties officeooo:rsid="000f33d9" officeooo:paragraph-rsid="000f33d9"/>
    </style:style>
    <style:style style:name="P6" style:family="paragraph" style:parent-style-name="Standard">
      <style:text-properties officeooo:rsid="000f33d9" officeooo:paragraph-rsid="000f33d9"/>
    </style:style>
    <style:style style:name="P7" style:family="paragraph" style:parent-style-name="Standard">
      <style:text-properties officeooo:rsid="000fc713" officeooo:paragraph-rsid="000fc713"/>
    </style:style>
    <style:style style:name="T1" style:family="text">
      <style:text-properties officeooo:rsid="000a58ef"/>
    </style:style>
    <style:style style:name="T2" style:family="text">
      <style:text-properties officeooo:rsid="000d6a86"/>
    </style:style>
    <style:style style:name="T3" style:family="text">
      <style:text-properties officeooo:rsid="000af01b"/>
    </style:style>
    <style:style style:name="T4" style:family="text">
      <style:text-properties officeooo:rsid="000c6c55"/>
    </style:style>
    <style:style style:name="T5" style:family="text">
      <style:text-properties officeooo:rsid="00092507"/>
    </style:style>
    <style:style style:name="T6" style:family="text">
      <style:text-properties officeooo:rsid="000f3b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NP – “Plug and play”, without RX</text:p>
      <text:p text:style-name="P3">BNF – “Bind and fly”, with <text:span text:style-name="T1">RX and VTX</text:span></text:p>
      <text:p text:style-name="P3">RTF – “Ready to fly”, <text:span text:style-name="T1">with all necessary(event with remote control and batteries)</text:span></text:p>
      <text:p text:style-name="P1"/>
      <text:p text:style-name="P4">Small drones</text:p>
      <text:p text:style-name="P4"/>
      <text:p text:style-name="P1">SpeedyBee Bee25 – <text:span text:style-name="T2">more expensive, less protected</text:span></text:p>
      <text:p text:style-name="P1">Happymodel <text:span text:style-name="T3">Mobula7</text:span><text:span text:style-name="T4">(1S)</text:span><text:span text:style-name="T3">, </text:span>Mobula8<text:span text:style-name="T4">(1S-2S, </text:span><text:span text:style-name="T6">battery tray 13x17</text:span><text:span text:style-name="T4">) – more RX options</text:span></text:p>
      <text:p text:style-name="P2">BETAFPV Meteor75<text:span text:style-name="T4">(1S)</text:span>, <text:span text:style-name="T5">Meteor65</text:span><text:span text:style-name="T4">(1S, small battery compartment – for 500mAh)</text:span></text:p>
      <text:p text:style-name="P2"/>
      <text:p text:style-name="P5">Mobula7</text:p>
      <text:p text:style-name="P5">&gt;3min flight with 450mAh battery, &gt;5min – with 650mAh, but drone feels heavy.</text:p>
      <text:p text:style-name="P5">Battery connector PH2.0. Battery tray 7mm x 17mm.</text:p>
      <text:p text:style-name="P5"/>
      <text:p text:style-name="P7">GNB batteries are ok.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2:06:01.421909100</meta:creation-date>
    <dc:date>2026-03-08T22:21:44.866649520</dc:date>
    <meta:editing-duration>PT7H28M18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76" meta:character-count="515" meta:non-whitespace-character-count="443"/>
  </office:meta>
</office:document-meta>
</file>